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dek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19.65">
            <text:p>19,65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7521.90604203558">
            <text:p>￥7.522</text:p>
          </table:table-cell>
          <table:table-cell table:style-name="ce6" table:formula="of:=[.F2]-[.B3]/[.B4]" office:value-type="currency" office:currency="JPY" office:value="7521.90604203558">
            <text:p>￥7.522</text:p>
          </table:table-cell>
          <table:table-cell table:style-name="ce15" table:formula="of:=[.G2]*0.0077" office:value-type="currency" office:currency="EUR" office:value="57.918676523674">
            <text:p>57,92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5124.67347659891">
            <text:p>￥5.125</text:p>
          </table:table-cell>
          <table:table-cell table:formula="of:=[.F3]-[.B3]/[.B4]" office:value-type="currency" office:currency="JPY" office:value="5124.67347659891">
            <text:p>￥5.125</text:p>
          </table:table-cell>
          <table:table-cell table:style-name="ce16" table:formula="of:=[.G3]*0.0077" office:value-type="currency" office:currency="EUR" office:value="39.4599857698116">
            <text:p>39,46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0.5816718662913">
            <text:p>40,58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103">
            <text:p>0,10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3455.80850627895">
            <text:p>￥3.456</text:p>
          </table:table-cell>
          <table:table-cell table:style-name="ce14" table:formula="of:=[.F4]-[.B3]/[.B4]" office:value-type="currency" office:currency="JPY" office:value="3455.80850627895">
            <text:p>￥3.456</text:p>
          </table:table-cell>
          <table:table-cell table:style-name="ce17" table:formula="of:=[.G4]*0.0077" office:value-type="currency" office:currency="EUR" office:value="26.6097254983479">
            <text:p>26,6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5" office:value-type="currency" office:currency="JPY" office:value="243">
            <text:p>￥24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52 % Discoun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121.5">
            <text:p>￥122</text:p>
          </table:table-cell>
          <table:table-cell table:style-name="ce7"/>
          <table:table-cell table:formula="of:=[.B8]/(1+[.D2])^(1/4)" office:value-type="currency" office:currency="JPY" office:value="119.462151895127">
            <text:p>￥119</text:p>
          </table:table-cell>
          <table:table-cell table:formula="of:=[.B5]/2" office:value-type="currency" office:currency="JPY" office:value="121.5">
            <text:p>￥122</text:p>
          </table:table-cell>
          <table:table-cell table:style-name="ce8"/>
          <table:table-cell table:formula="of:=[.E8]/(1+[.D3])^(1/4)" office:value-type="currency" office:currency="JPY" office:value="119.047106298679">
            <text:p>￥119</text:p>
          </table:table-cell>
          <table:table-cell table:formula="of:=[.B5]/2" office:value-type="currency" office:currency="JPY" office:value="121.5">
            <text:p>￥122</text:p>
          </table:table-cell>
          <table:table-cell table:style-name="ce9"/>
          <table:table-cell table:formula="of:=[.H8]/(1+[.D4])^(1/4)" office:value-type="currency" office:currency="JPY" office:value="118.639171895672">
            <text:p>￥119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264.87">
            <text:p>￥265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JPY" office:value="247.542056074766">
            <text:p>￥248</text:p>
          </table:table-cell>
          <table:table-cell table:formula="of:=[.B5]*(1+[.F9])" office:value-type="currency" office:currency="JPY" office:value="262.44">
            <text:p>￥262</text:p>
          </table:table-cell>
          <table:table-cell office:value-type="percentage" office:value="0.08">
            <text:p>8,00%</text:p>
          </table:table-cell>
          <table:table-cell table:formula="of:=[.E9]/(1+[.$D$3])^[.A9]" office:value-type="currency" office:currency="JPY" office:value="241.880184331797">
            <text:p>￥242</text:p>
          </table:table-cell>
          <table:table-cell table:formula="of:=[.B5]*(1+[.I9])" office:value-type="currency" office:currency="JPY" office:value="250.29">
            <text:p>￥250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JPY" office:value="227.536363636364">
            <text:p>￥228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294.0057">
            <text:p>￥294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JPY" office:value="256.795964713075">
            <text:p>￥257</text:p>
          </table:table-cell>
          <table:table-cell table:formula="of:=[.E9]*(1+[.F10])" office:value-type="currency" office:currency="JPY" office:value="288.684">
            <text:p>￥289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JPY" office:value="245.224150013804">
            <text:p>￥245</text:p>
          </table:table-cell>
          <table:table-cell table:formula="of:=[.H9]*(1+[.I10])" office:value-type="currency" office:currency="JPY" office:value="260.3016">
            <text:p>￥260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JPY" office:value="215.125289256198">
            <text:p>￥215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326.346327">
            <text:p>￥326</text:p>
          </table:table-cell>
          <table:table-cell office:value-type="percentage" office:value="0.11">
            <text:p>11,00%</text:p>
          </table:table-cell>
          <table:table-cell table:formula="of:=[.B11]/(1+[.$D$2])^[.A11]" office:value-type="currency" office:currency="JPY" office:value="266.395813861228">
            <text:p>￥266</text:p>
          </table:table-cell>
          <table:table-cell table:formula="of:=[.E10]*(1+[.F11])" office:value-type="currency" office:currency="JPY" office:value="317.5524">
            <text:p>￥318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JPY" office:value="248.614345636114">
            <text:p>￥249</text:p>
          </table:table-cell>
          <table:table-cell table:formula="of:=[.H10]*(1+[.I11])" office:value-type="currency" office:currency="JPY" office:value="270.713664">
            <text:p>￥271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JPY" office:value="203.391182569497">
            <text:p>￥203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362.24442297">
            <text:p>￥362</text:p>
          </table:table-cell>
          <table:table-cell office:value-type="percentage" office:value="0.11">
            <text:p>11,00%</text:p>
          </table:table-cell>
          <table:table-cell table:formula="of:=[.B12]/(1+[.$D$2])^[.A12]" office:value-type="currency" office:currency="JPY" office:value="276.354535874732">
            <text:p>￥276</text:p>
          </table:table-cell>
          <table:table-cell table:formula="of:=[.E11]*(1+[.F12])" office:value-type="currency" office:currency="JPY" office:value="342.956592">
            <text:p>￥343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JPY" office:value="247.468657407377">
            <text:p>￥247</text:p>
          </table:table-cell>
          <table:table-cell table:formula="of:=[.H11]*(1+[.I12])" office:value-type="currency" office:currency="JPY" office:value="278.83507392">
            <text:p>￥279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JPY" office:value="190.448107315074">
            <text:p>￥190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402.0913094967">
            <text:p>￥402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JPY" office:value="286.685546561637">
            <text:p>￥287</text:p>
          </table:table-cell>
          <table:table-cell table:formula="of:=[.E12]*(1+[.F13])" office:value-type="currency" office:currency="JPY" office:value="366.96355344">
            <text:p>￥367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JPY" office:value="244.047431728934">
            <text:p>￥244</text:p>
          </table:table-cell>
          <table:table-cell table:formula="of:=[.H12]*(1+[.I13])" office:value-type="currency" office:currency="JPY" office:value="284.4117753984">
            <text:p>￥284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JPY" office:value="176.597335873978">
            <text:p>￥177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446.321353541337">
            <text:p>￥446</text:p>
          </table:table-cell>
          <table:table-cell office:value-type="percentage" office:value="0.11">
            <text:p>11,00%</text:p>
          </table:table-cell>
          <table:table-cell table:formula="of:=[.B14]/(1+[.$D$2])^[.A14]" office:value-type="currency" office:currency="JPY" office:value="297.40276325553">
            <text:p>￥297</text:p>
          </table:table-cell>
          <table:table-cell table:formula="of:=[.E13]*(1+[.F14])" office:value-type="currency" office:currency="JPY" office:value="388.9813666464">
            <text:p>￥389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JPY" office:value="238.424219016285">
            <text:p>￥238</text:p>
          </table:table-cell>
          <table:table-cell table:formula="of:=[.H13]*(1+[.I14])" office:value-type="currency" office:currency="JPY" office:value="290.100010906368">
            <text:p>￥290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JPY" office:value="163.753893264961">
            <text:p>￥164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490.953488895471">
            <text:p>￥491</text:p>
          </table:table-cell>
          <table:table-cell office:value-type="percentage" office:value="0.1">
            <text:p>10,00%</text:p>
          </table:table-cell>
          <table:table-cell table:formula="of:=[.B15]/(1+[.$D$2])^[.A15]" office:value-type="currency" office:currency="JPY" office:value="305.741158486994">
            <text:p>￥306</text:p>
          </table:table-cell>
          <table:table-cell table:formula="of:=[.E14]*(1+[.F15])" office:value-type="currency" office:currency="JPY" office:value="408.43043497872">
            <text:p>￥408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JPY" office:value="230.73311517705">
            <text:p>￥231</text:p>
          </table:table-cell>
          <table:table-cell table:formula="of:=[.H14]*(1+[.I15])" office:value-type="currency" office:currency="JPY" office:value="295.902011124495">
            <text:p>￥296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JPY" office:value="151.844519209328">
            <text:p>￥152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540.048837785018">
            <text:p>￥540</text:p>
          </table:table-cell>
          <table:table-cell office:value-type="percentage" office:value="0.1">
            <text:p>10,00%</text:p>
          </table:table-cell>
          <table:table-cell table:formula="of:=[.B16]/(1+[.$D$2])^[.A16]" office:value-type="currency" office:currency="JPY" office:value="314.313340500648">
            <text:p>￥314</text:p>
          </table:table-cell>
          <table:table-cell table:formula="of:=[.E15]*(1+[.F16])" office:value-type="currency" office:currency="JPY" office:value="424.767652377869">
            <text:p>￥42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JPY" office:value="221.163538971551">
            <text:p>￥221</text:p>
          </table:table-cell>
          <table:table-cell table:formula="of:=[.H15]*(1+[.I16])" office:value-type="currency" office:currency="JPY" office:value="301.820051346985">
            <text:p>￥30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JPY" office:value="140.801281448649">
            <text:p>￥141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594.05372156352">
            <text:p>￥594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JPY" office:value="323.125864066087">
            <text:p>￥323</text:p>
          </table:table-cell>
          <table:table-cell table:formula="of:=[.E16]*(1+[.F17])" office:value-type="currency" office:currency="JPY" office:value="437.510681949205">
            <text:p>￥438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JPY" office:value="209.952484000642">
            <text:p>￥210</text:p>
          </table:table-cell>
          <table:table-cell table:formula="of:=[.H16]*(1+[.I17])" office:value-type="currency" office:currency="JPY" office:value="307.856452373925">
            <text:p>￥30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JPY" office:value="130.561188252384">
            <text:p>￥13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653.459093719872">
            <text:p>￥653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JPY" office:value="332.185467731491">
            <text:p>￥332</text:p>
          </table:table-cell>
          <table:table-cell table:formula="of:=[.E17]*(1+[.F18])" office:value-type="currency" office:currency="JPY" office:value="450.636002407681">
            <text:p>￥451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JPY" office:value="199.309731355449">
            <text:p>￥199</text:p>
          </table:table-cell>
          <table:table-cell table:formula="of:=[.H17]*(1+[.I18])" office:value-type="currency" office:currency="JPY" office:value="314.013581421404">
            <text:p>￥314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JPY" office:value="121.065829106756">
            <text:p>￥121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3026.00466302132">
            <text:p>￥3.026</text:p>
          </table:table-cell>
          <table:table-cell/>
          <table:table-cell table:style-name="ce13"/>
          <table:table-cell table:formula="of:=SUM([.G8:.G18])" office:value-type="currency" office:currency="JPY" office:value="2445.86496393768">
            <text:p>￥2.446</text:p>
          </table:table-cell>
          <table:table-cell/>
          <table:table-cell table:style-name="ce18"/>
          <table:table-cell table:formula="of:=SUM([.J8:.J18])" office:value-type="currency" office:currency="JPY" office:value="1839.76416182886">
            <text:p>￥1.840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9148.42731207821">
            <text:p>￥9.148</text:p>
          </table:table-cell>
          <table:table-cell table:style-name="ce6"/>
          <table:table-cell table:formula="of:=[.B20]/(1+[.D2])^([.A18]+1/2)" office:value-type="currency" office:currency="JPY" office:value="4495.90137901427">
            <text:p>￥4.496</text:p>
          </table:table-cell>
          <table:table-cell table:formula="of:=[.E18]*[.D5]" office:value-type="currency" office:currency="JPY" office:value="6308.90403370754">
            <text:p>￥6.309</text:p>
          </table:table-cell>
          <table:table-cell table:style-name="ce13"/>
          <table:table-cell table:formula="of:=[.E20]/(1+[.D3])^([.A18]+1/2)" office:value-type="currency" office:currency="JPY" office:value="2678.80851266123">
            <text:p>￥2.679</text:p>
          </table:table-cell>
          <table:table-cell table:formula="of:=[.H18]*[.D5]" office:value-type="currency" office:currency="JPY" office:value="4396.19013989965">
            <text:p>￥4.396</text:p>
          </table:table-cell>
          <table:table-cell table:style-name="ce18"/>
          <table:table-cell table:formula="of:=[.H20]/(1+[.D4])^([.A18]+1/2)" office:value-type="currency" office:currency="JPY" office:value="1616.04434445009">
            <text:p>￥1.6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.03.2022</text:date>, <text:time>10:41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20T10:41:58.83</dc:date>
    <dc:creator>aaa </dc:creator>
    <meta:editing-duration>P3DT2H17M47S</meta:editing-duration>
    <meta:editing-cycles>55</meta:editing-cycles>
    <meta:generator>OpenOffice/4.1.5$Win32 OpenOffice.org_project/415m1$Build-9789</meta:generator>
    <meta:document-statistic meta:table-count="5" meta:cell-count="692" meta:object-count="0"/>
  </office:meta>
</office:document-meta>
</file>